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V</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V</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und</text:p>
          </table:table-cell>
          <table:table-cell/>
          <table:table-cell office:value-type="string">
            <text:p>opts</text:p>
          </table:table-cell>
          <table:table-cell office:value-type="string">
            <text:p>Would you like me to solve the puzzle for you?</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Slapfarts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17">03/17/2019</text:date>, <text:time>16:53: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3-17T16:53:22.63</dc:date>
    <meta:editing-duration>P123DT35M53S</meta:editing-duration>
    <meta:editing-cycles>1486</meta:editing-cycles>
    <dc:creator>Seab Dinch</dc:creator>
    <meta:document-statistic meta:table-count="1" meta:cell-count="7307" meta:object-count="0"/>
  </office:meta>
</office:document-meta>
</file>